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2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3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72.png" xlink:type="simple" xlink:show="embed" xlink:actuate="onLoad"/></draw:frame></text:p>
          </table:table-cell>
          <table:table-cell table:style-name="Table1.B1" office:value-type="string">
            <text:h text:style-name="P7" text:outline-level="1">Релейное с зоной нечувствительност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6">C</text:span><text:span text:style-name="T9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7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3">Блок </text:span><text:span text:style-name="T10">р</text:span><text:span text:style-name="T2">еализует преобразование входных сигналов посредством единой нелинейной статической характеристики типа «релейная неоднозначная </text:span><text:span text:style-name="T10">с зоной нечувствительности</text:span><text:span text:style-name="T2">» </text:span><text:span text:style-name="T5">при различных начальных условиях</text:span><text:span text:style-name="T2"> по следующему алгоритму:</text:span></text:p>
            <text:p text:style-name="P5"><draw:frame draw:style-name="fr2" draw:name="Графический объект3" text:anchor-type="as-char" svg:width="7.939cm" svg:height="7.939cm" draw:z-index="2"><draw:image xlink:href="../images/0072_static.png" xlink:type="simple" xlink:show="embed" xlink:actuate="onLoad"/></draw:frame></text:p>
            <text:p text:style-name="P5"><text:span text:style-name="T2"><draw:frame draw:style-name="fr3" draw:name="Объект1" text:anchor-type="as-char" svg:width="12.39cm" svg:height="2.746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,</text:span></text:p>
            <text:p text:style-name="P4"><text:span text:style-name="T2">где </text:span><text:span text:style-name="T8">x(t)</text:span><text:span text:style-name="T7"> </text:span><text:span text:style-name="T2">– вектор входных сигналов; </text:span><text:span text:style-name="T8">y(t)</text:span><text:span text:style-name="T7"> </text:span><text:span text:style-name="T2">– вектор </text:span><text:span text:style-name="T10">выходных</text:span><text:span text:style-name="T2"> сигналов; </text:span><text:span text:style-name="T5">Δt</text:span><text:span text:style-name="T2"> </text:span><text:span text:style-name="T7">– </text:span><text:span text:style-name="T10">предыдущий временной шаг интегрирования; </text:span><text:span text:style-name="T12">a₁, a, b, b₁, y₁, y₂</text:span><text:span text:style-name="T10"> </text:span><text:span text:style-name="T2">– </text:span><text:span text:style-name="T10">параметры статической характеристики</text:span><text:span text:style-name="T2">.</text:span></text:p>
            <text:p text:style-name="P4">При наличии «перехлеста» зон возврата процесс переключения определяется с учетом предыдущего состояния реле.</text:p>
            <text:p text:style-name="P4"><text:span text:style-name="T11">Свойства</text:span>:</text:p>
            <text:list xml:id="list8457070897875872015" text:style-name="L1">
              <text:list-item>
                <text:p text:style-name="P6">Нижняя граница переключения – <text:span text:style-name="T12">a₁ </text:span>– минимальное значение входной величины, при котором значение на выходе равно нижнему значению.</text:p>
              </text:list-item>
              <text:list-item>
                <text:p text:style-name="P6">Нижняя граница зоны нечувствительности – <text:span text:style-name="T12">a</text:span>.</text:p>
              </text:list-item>
              <text:list-item>
                <text:p text:style-name="P6">Верхняя граница зоны нечувствительности – <text:span text:style-name="T8">b</text:span>.</text:p>
              </text:list-item>
              <text:list-item>
                <text:p text:style-name="P6">Верхняя граница переключения – <text:span text:style-name="T8">b</text:span><text:span text:style-name="T12">₁</text:span> – максимальное значение входной величины, при котором значение на выходе равно верхнему значению.</text:p>
              </text:list-item>
              <text:list-item>
                <text:p text:style-name="P6"><text:soft-page-break/>Нижнее значение функции – <text:span text:style-name="T8">y</text:span><text:span text:style-name="T12">₁</text:span> – минимальное значение на выходе блока.</text:p>
              </text:list-item>
              <text:list-item>
                <text:p text:style-name="P6">Верхнее значение функции – <text:span text:style-name="T12">y₂</text:span> – максимальное значение на выходе блока.</text:p>
              </text:list-item>
              <text:list-item>
                <text:p text:style-name="P6">Начальные условия (0;1) – начальное состояние реле: 0 – выключено, 1 – включено.</text:p>
              </text:list-item>
            </text:list>
            <text:p text:style-name="P4"><text:span text:style-name="T3">Примечание:</text:span><text:span text:style-name="T1"> для реализации векторной обработки преобразуемые сигналы </text:span><text:span text:style-name="T1">должны быть «сжаты» в векторный входной сигнал посредством типового блока </text:span><text:span text:style-name="T4">Мультиплексор</text:span><text:span text:style-name="T1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ое с зоной нечувствительности</dc:title>
    <dc:date>2014-12-09T12:46:08.33</dc:date>
    <meta:generator>OpenOffice/4.1.1$Win32 OpenOffice.org_project/411m6$Build-9775</meta:generator>
    <meta:editing-duration>PT2H31M16S</meta:editing-duration>
    <meta:editing-cycles>61</meta:editing-cycles>
    <meta:document-statistic meta:table-count="1" meta:image-count="3" meta:object-count="1" meta:page-count="2" meta:paragraph-count="20" meta:word-count="197" meta:character-count="1316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a</mi>
                        <mn>1</mn>
                      </msub>
                    </mrow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i>a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b</mi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>
                        <mi>a</mi>
                        <mn>1</mn>
                      </msub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a</mi>
                    </mrow>
                    <mi>,</mi>
                    <mi/>
                    <mi mathvariant="italic">или</mi>
                    <mi/>
                    <mi mathvariant="italic">если</mi>
                    <mrow>
                      <mi>b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b</mi>
                        <mn>1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b</mi>
                        <mn>1</mn>
                      </msub>
                    </mrow>
                  </mrow>
                </mtd>
              </mtr>
            </mtable>
          </mrow>
        </mrow>
      </mrow>
    </mrow>
    <annotation encoding="StarMath 5.0">y(t) = left lbrace stack{
alignl y_1, ~ если ~ x(t) &lt; a_1 #
alignl 0, ~ если ~ a &lt; x(t) &lt; b #
alignl y(t - %DELTA t), ~ если ~ a_1 &lt;= x(t) &lt;= a, ~или~ если b &lt;= x(t) &lt;= b_1 #
alignl y_2, ~ если ~ x(t) &gt; b_1}  right none
</annotation>
  </semantics>
</math>
</file>